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434in"/>
    </style:style>
    <style:style style:name="Table1.B" style:family="table-column">
      <style:table-column-properties style:column-width="3.1944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text-properties officeooo:rsid="0007fa2f" officeooo:paragraph-rsid="0007fa2f"/>
    </style:style>
    <style:style style:name="P3" style:family="paragraph" style:parent-style-name="Table_20_Contents">
      <style:text-properties officeooo:paragraph-rsid="00089633"/>
    </style:style>
    <style:style style:name="P4" style:family="paragraph" style:parent-style-name="Table_20_Contents">
      <style:text-properties officeooo:rsid="00089633" officeooo:paragraph-rsid="00089633"/>
    </style:style>
    <style:style style:name="P5" style:family="paragraph" style:parent-style-name="Table_20_Contents">
      <style:text-properties officeooo:paragraph-rsid="000a7e4e"/>
    </style:style>
    <style:style style:name="P6" style:family="paragraph" style:parent-style-name="Table_20_Contents">
      <style:text-properties officeooo:rsid="000a7e4e" officeooo:paragraph-rsid="000a7e4e"/>
    </style:style>
    <style:style style:name="P7" style:family="paragraph" style:parent-style-name="Standard">
      <style:text-properties fo:font-style="italic" officeooo:rsid="0001fe65" officeooo:paragraph-rsid="00073138" style:font-style-asian="italic" style:font-style-complex="italic"/>
    </style:style>
    <style:style style:name="P8" style:family="paragraph" style:parent-style-name="Standard">
      <style:text-properties fo:font-style="italic" officeooo:rsid="0002c169" officeooo:paragraph-rsid="00073138" style:font-style-asian="italic" style:font-style-complex="italic"/>
    </style:style>
    <style:style style:name="P9" style:family="paragraph" style:parent-style-name="Standard">
      <style:text-properties fo:font-style="italic" officeooo:rsid="0002c169" officeooo:paragraph-rsid="0007afa7" style:font-style-asian="italic" style:font-style-complex="italic"/>
    </style:style>
    <style:style style:name="P10" style:family="paragraph" style:parent-style-name="Standard">
      <style:text-properties fo:font-style="italic" officeooo:rsid="000427fb" officeooo:paragraph-rsid="0007afa7" style:font-style-asian="italic" style:font-style-complex="italic"/>
    </style:style>
    <style:style style:name="P11" style:family="paragraph" style:parent-style-name="Standard">
      <style:text-properties fo:font-style="italic" officeooo:rsid="00053cbf" officeooo:paragraph-rsid="0007afa7" style:font-style-asian="italic" style:font-style-complex="italic"/>
    </style:style>
    <style:style style:name="P12" style:family="paragraph" style:parent-style-name="Standard">
      <style:text-properties fo:font-style="italic" officeooo:rsid="0006328b" officeooo:paragraph-rsid="0007fa2f" style:font-style-asian="italic" style:font-style-complex="italic"/>
    </style:style>
    <style:style style:name="P13" style:family="paragraph" style:parent-style-name="Standard">
      <style:text-properties fo:font-style="italic" officeooo:rsid="000670e6" officeooo:paragraph-rsid="0007fa2f" style:font-style-asian="italic" style:font-style-complex="italic"/>
    </style:style>
    <style:style style:name="P14" style:family="paragraph" style:parent-style-name="Standard">
      <style:paragraph-properties fo:text-align="justify" style:justify-single-word="false"/>
      <style:text-properties fo:font-style="italic" officeooo:rsid="000670e6" officeooo:paragraph-rsid="0007fa2f" style:font-style-asian="italic" style:font-style-complex="italic"/>
    </style:style>
    <style:style style:name="P15" style:family="paragraph" style:parent-style-name="Standard">
      <style:paragraph-properties fo:text-align="justify" style:justify-single-word="false"/>
      <style:text-properties fo:font-style="italic" officeooo:rsid="00086560" officeooo:paragraph-rsid="00089633" style:font-style-asian="italic" style:font-style-complex="italic"/>
    </style:style>
    <style:style style:name="P16" style:family="paragraph" style:parent-style-name="Standard">
      <style:paragraph-properties fo:text-align="justify" style:justify-single-word="false"/>
      <style:text-properties fo:font-style="italic" officeooo:rsid="000a30f7" officeooo:paragraph-rsid="00089633" style:font-style-asian="italic" style:font-style-complex="italic"/>
    </style:style>
    <style:style style:name="P17" style:family="paragraph" style:parent-style-name="Standard">
      <style:paragraph-properties fo:text-align="justify" style:justify-single-word="false"/>
      <style:text-properties fo:font-style="italic" officeooo:rsid="000a30f7" officeooo:paragraph-rsid="000a7e4e" style:font-style-asian="italic" style:font-style-complex="italic"/>
    </style:style>
    <style:style style:name="P18" style:family="paragraph" style:parent-style-name="Standard">
      <style:paragraph-properties fo:text-align="justify" style:justify-single-word="false"/>
      <style:text-properties fo:font-style="italic" officeooo:rsid="000a9611" officeooo:paragraph-rsid="000a7e4e" style:font-style-asian="italic" style:font-style-complex="italic"/>
    </style:style>
    <style:style style:name="P19" style:family="paragraph" style:parent-style-name="Standard">
      <style:paragraph-properties fo:text-align="justify" style:justify-single-word="false"/>
      <style:text-properties fo:font-style="italic" officeooo:rsid="000b985a" officeooo:paragraph-rsid="000a7e4e" style:font-style-asian="italic" style:font-style-complex="italic"/>
    </style:style>
    <style:style style:name="P20" style:family="paragraph" style:parent-style-name="Standard">
      <style:paragraph-properties fo:text-align="justify" style:justify-single-word="false"/>
      <style:text-properties fo:font-style="italic" officeooo:rsid="000ed48b" officeooo:paragraph-rsid="000af162" style:font-style-asian="italic" style:font-style-complex="italic"/>
    </style:style>
    <style:style style:name="P21" style:family="paragraph" style:parent-style-name="Standard">
      <style:paragraph-properties fo:text-align="justify" style:justify-single-word="false"/>
      <style:text-properties fo:font-style="italic" officeooo:rsid="000ed48b" officeooo:paragraph-rsid="000f06e1" style:font-style-asian="italic" style:font-style-complex="italic"/>
    </style:style>
    <style:style style:name="P22" style:family="paragraph" style:parent-style-name="Standard">
      <style:paragraph-properties fo:text-align="justify" style:justify-single-word="false"/>
      <style:text-properties fo:font-style="italic" officeooo:rsid="000a7e4e" officeooo:paragraph-rsid="000a7e4e" style:font-style-asian="italic" style:font-style-complex="italic"/>
    </style:style>
    <style:style style:name="P23" style:family="paragraph" style:parent-style-name="Standard">
      <style:paragraph-properties fo:text-align="justify" style:justify-single-word="false"/>
      <style:text-properties fo:font-style="italic" officeooo:rsid="000db71e" officeooo:paragraph-rsid="000a7e4e" style:font-style-asian="italic" style:font-style-complex="italic"/>
    </style:style>
    <style:style style:name="P24" style:family="paragraph" style:parent-style-name="Standard">
      <style:paragraph-properties fo:text-align="justify" style:justify-single-word="false"/>
      <style:text-properties fo:font-style="italic" officeooo:rsid="000d2cf4" officeooo:paragraph-rsid="000a7e4e" style:font-style-asian="italic" style:font-style-complex="italic"/>
    </style:style>
    <style:style style:name="P25" style:family="paragraph" style:parent-style-name="Standard">
      <style:paragraph-properties fo:text-align="justify" style:justify-single-word="false"/>
      <style:text-properties fo:font-style="italic" officeooo:rsid="000fc344" officeooo:paragraph-rsid="000ba9dd" style:font-style-asian="italic" style:font-style-complex="italic"/>
    </style:style>
    <style:style style:name="P26" style:family="paragraph" style:parent-style-name="Standard">
      <style:text-properties fo:font-style="normal" officeooo:rsid="000670e6" officeooo:paragraph-rsid="0007fa2f" style:font-style-asian="normal" style:font-style-complex="normal"/>
    </style:style>
    <style:style style:name="P27" style:family="paragraph" style:parent-style-name="Table_20_Contents" style:list-style-name="L1"/>
    <style:style style:name="P28" style:family="paragraph" style:parent-style-name="Table_20_Contents" style:list-style-name="L1">
      <style:text-properties officeooo:rsid="00073138" officeooo:paragraph-rsid="00073138"/>
    </style:style>
    <style:style style:name="P29" style:family="paragraph" style:parent-style-name="Table_20_Contents" style:list-style-name="L1">
      <style:text-properties officeooo:rsid="000ba9dd" officeooo:paragraph-rsid="000ba9dd"/>
    </style:style>
    <style:style style:name="P30" style:family="paragraph" style:parent-style-name="Table_20_Contents" style:list-style-name="L1">
      <style:text-properties officeooo:rsid="000bc352" officeooo:paragraph-rsid="000bc352"/>
    </style:style>
    <style:style style:name="P31" style:family="paragraph" style:parent-style-name="Table_20_Contents" style:list-style-name="L1">
      <style:text-properties officeooo:rsid="000f06e1" officeooo:paragraph-rsid="000f06e1"/>
    </style:style>
    <style:style style:name="P32" style:family="paragraph" style:parent-style-name="Table_20_Contents" style:list-style-name="L1">
      <style:text-properties officeooo:rsid="000f06e1" officeooo:paragraph-rsid="000fe633"/>
    </style:style>
    <style:style style:name="P33" style:family="paragraph" style:parent-style-name="Table_20_Contents">
      <style:text-properties officeooo:rsid="000f06e1" officeooo:paragraph-rsid="000f06e1"/>
    </style:style>
    <style:style style:name="P34" style:family="paragraph" style:parent-style-name="Table_20_Contents" style:list-style-name="L1">
      <style:text-properties officeooo:rsid="000c45a2" officeooo:paragraph-rsid="000c45a2"/>
    </style:style>
    <style:style style:name="P35" style:family="paragraph" style:parent-style-name="Table_20_Contents" style:list-style-name="L1">
      <style:text-properties officeooo:rsid="000e124e" officeooo:paragraph-rsid="000e124e"/>
    </style:style>
    <style:style style:name="P36" style:family="paragraph" style:parent-style-name="Table_20_Contents" style:list-style-name="L1">
      <style:text-properties officeooo:rsid="000fe633" officeooo:paragraph-rsid="000fe633"/>
    </style:style>
    <style:style style:name="P37" style:family="paragraph" style:parent-style-name="Table_20_Contents" style:list-style-name="L1">
      <style:text-properties officeooo:rsid="00167bad" officeooo:paragraph-rsid="00167bad"/>
    </style:style>
    <style:style style:name="P38" style:family="paragraph" style:parent-style-name="Table_20_Contents">
      <style:text-properties officeooo:rsid="00185adb" officeooo:paragraph-rsid="00185adb"/>
    </style:style>
    <style:style style:name="T1" style:family="text">
      <style:text-properties officeooo:rsid="00073138"/>
    </style:style>
    <style:style style:name="T2" style:family="text">
      <style:text-properties fo:font-style="italic" style:font-style-asian="italic" style:font-style-complex="italic"/>
    </style:style>
    <style:style style:name="T3" style:family="text">
      <style:text-properties fo:font-style="italic" officeooo:rsid="0006328b" style:font-style-asian="italic" style:font-style-complex="italic"/>
    </style:style>
    <style:style style:name="T4" style:family="text">
      <style:text-properties fo:font-style="italic" officeooo:rsid="0007fa2f" style:font-style-asian="italic" style:font-style-complex="italic"/>
    </style:style>
    <style:style style:name="T5" style:family="text">
      <style:text-properties fo:font-style="italic" officeooo:rsid="00086560" style:font-style-asian="italic" style:font-style-complex="italic"/>
    </style:style>
    <style:style style:name="T6" style:family="text">
      <style:text-properties fo:font-style="italic" officeooo:rsid="00089633" style:font-style-asian="italic" style:font-style-complex="italic"/>
    </style:style>
    <style:style style:name="T7" style:family="text">
      <style:text-properties fo:font-style="italic" officeooo:rsid="0008724d" style:font-style-asian="italic" style:font-style-complex="italic"/>
    </style:style>
    <style:style style:name="T8" style:family="text">
      <style:text-properties fo:font-style="italic" officeooo:rsid="000a30f7" style:font-style-asian="italic" style:font-style-complex="italic"/>
    </style:style>
    <style:style style:name="T9" style:family="text">
      <style:text-properties fo:font-style="italic" officeooo:rsid="000d2cf4" style:font-style-asian="italic" style:font-style-complex="italic"/>
    </style:style>
    <style:style style:name="T10" style:family="text">
      <style:text-properties fo:font-style="italic" officeooo:rsid="000d8892" style:font-style-asian="italic" style:font-style-complex="italic"/>
    </style:style>
    <style:style style:name="T11" style:family="text">
      <style:text-properties fo:font-style="italic" officeooo:rsid="000db71e" style:font-style-asian="italic" style:font-style-complex="italic"/>
    </style:style>
    <style:style style:name="T12" style:family="text">
      <style:text-properties fo:font-style="italic" officeooo:rsid="00167bad" style:font-style-asian="italic" style:font-style-complex="italic"/>
    </style:style>
    <style:style style:name="T13" style:family="text">
      <style:text-properties fo:font-style="italic" fo:font-weight="normal" officeooo:rsid="000d2cf4" style:font-style-asian="italic" style:font-weight-asian="normal" style:font-style-complex="italic" style:font-weight-complex="normal"/>
    </style:style>
    <style:style style:name="T14" style:family="text">
      <style:text-properties fo:font-style="italic" fo:font-weight="normal" officeooo:rsid="000db71e" style:font-style-asian="italic" style:font-weight-asian="normal" style:font-style-complex="italic" style:font-weight-complex="normal"/>
    </style:style>
    <style:style style:name="T15" style:family="text">
      <style:text-properties fo:font-style="italic" fo:font-weight="normal" officeooo:rsid="000a7e4e" style:font-style-asian="italic" style:font-weight-asian="normal" style:font-style-complex="italic" style:font-weight-complex="normal"/>
    </style:style>
    <style:style style:name="T16" style:family="text">
      <style:text-properties officeooo:rsid="0013c1db"/>
    </style:style>
    <style:style style:name="T17" style:family="text">
      <style:text-properties officeooo:rsid="000427fb"/>
    </style:style>
    <style:style style:name="T18" style:family="text">
      <style:text-properties officeooo:rsid="0007afa7"/>
    </style:style>
    <style:style style:name="T19" style:family="text">
      <style:text-properties officeooo:rsid="0007fa2f"/>
    </style:style>
    <style:style style:name="T20" style:family="text">
      <style:text-properties officeooo:rsid="000670e6"/>
    </style:style>
    <style:style style:name="T21" style:family="text">
      <style:text-properties officeooo:rsid="00089633"/>
    </style:style>
    <style:style style:name="T22" style:family="text">
      <style:text-properties officeooo:rsid="0014ec56"/>
    </style:style>
    <style:style style:name="T23" style:family="text">
      <style:text-properties officeooo:rsid="0008724d"/>
    </style:style>
    <style:style style:name="T24" style:family="text">
      <style:text-properties officeooo:rsid="000a7e4e"/>
    </style:style>
    <style:style style:name="T25" style:family="text">
      <style:text-properties officeooo:rsid="000b985a"/>
    </style:style>
    <style:style style:name="T26" style:family="text">
      <style:text-properties fo:font-weight="bold" officeooo:rsid="000e124e" style:font-weight-asian="bold" style:font-weight-complex="bold"/>
    </style:style>
    <style:style style:name="T27" style:family="text">
      <style:text-properties officeooo:rsid="000af162"/>
    </style:style>
    <style:style style:name="T28" style:family="text">
      <style:text-properties officeooo:rsid="000bc352"/>
    </style:style>
    <style:style style:name="T29" style:family="text">
      <style:text-properties officeooo:rsid="000c45a2"/>
    </style:style>
    <style:style style:name="T30" style:family="text">
      <style:text-properties officeooo:rsid="001401fa"/>
    </style:style>
    <style:style style:name="T31" style:family="text">
      <style:text-properties officeooo:rsid="00167ba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Matic Rigler</text:p>
          </table:table-cell>
          <table:table-cell table:style-name="Table1.B1" table:number-columns-spanned="2" office:value-type="string">
            <text:list xml:id="list2311263327612320363" text:style-name="L1">
              <text:list-item>
                <text:p text:style-name="P28">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40350278818750" text:continue-numbering="true" text:style-name="L1">
              <text:list-item>
                <text:p text:style-name="P28">Koda</text:p>
              </text:list-item>
            </text:list>
          </table:table-cell>
          <table:table-cell table:style-name="Table1.C2" office:value-type="string">
            <text:list xml:id="list140349152071443" text:continue-numbering="true" text:style-name="L1">
              <text:list-item>
                <text:p text:style-name="P28">Kategorija</text:p>
              </text:list-item>
            </text:list>
          </table:table-cell>
        </table:table-row>
        <table:table-row>
          <table:table-cell table:style-name="Table1.A46" office:value-type="string">
            <text:p text:style-name="P1">[] kombinacija klasične selekcije in preiskovanje dednega zapisa. [] niso geni čekirani, ampak SNPi [] ti gredo v statistični model. Zato je to genomska, ker se dela v laboratoriju.</text:p>
          </table:table-cell>
          <table:table-cell table:style-name="Table1.B3" office:value-type="string">
            <text:list xml:id="list140350577243844" text:continue-numbering="true" text:style-name="L1">
              <text:list-item>
                <text:p text:style-name="P27"/>
              </text:list-item>
            </text:list>
          </table:table-cell>
          <table:table-cell table:style-name="Table1.C3" office:value-type="string">
            <text:list xml:id="list140350514803372" text:continue-numbering="true" text:style-name="L1">
              <text:list-item>
                <text:p text:style-name="P27"/>
              </text:list-item>
            </text:list>
          </table:table-cell>
        </table:table-row>
        <table:table-row>
          <table:table-cell table:style-name="Table1.A46" office:value-type="string">
            <text:p text:style-name="P7"><text:span text:style-name="T1">Z</text:span>ato je pomembno, da imamo dobro to fenotipsko delo, meritve ane, v praksi, da so te zelo točne <text:span text:style-name="T1">[] </text:span>Če so podatki natančni, potem lahko ugotovimo ali pa potrdimo, kaj to pomeni za SNPe. </text:p>
          </table:table-cell>
          <table:table-cell table:style-name="Table1.B4" office:value-type="string">
            <text:list xml:id="list140349452111195" text:continue-numbering="true" text:style-name="L1">
              <text:list-item>
                <text:p text:style-name="P28">Točni fenotipski podatki</text:p>
              </text:list-item>
            </text:list>
          </table:table-cell>
          <table:table-cell table:style-name="Table1.C6" table:number-rows-spanned="3" office:value-type="string">
            <text:list xml:id="list140348826286162" text:continue-numbering="true" text:style-name="L1">
              <text:list-item>
                <text:p text:style-name="P29">Potrebni faktorji za uspešno genomsko selekcijo</text:p>
              </text:list-item>
            </text:list>
          </table:table-cell>
        </table:table-row>
        <table:table-row>
          <table:table-cell table:style-name="Table1.A46" office:value-type="string">
            <text:p text:style-name="P7"><text:s/><text:span text:style-name="T1">[] </text:span>število teh podatkov je zelo pomembno <text:span text:style-name="T1">[] odvisno od populacije []</text:span></text:p>
          </table:table-cell>
          <table:table-cell table:style-name="Table1.B5" office:value-type="string">
            <text:list xml:id="list140350508538232" text:continue-numbering="true" text:style-name="L1">
              <text:list-item>
                <text:p text:style-name="P29">Veliko število podatkov</text:p>
              </text:list-item>
            </text:list>
          </table:table-cell>
          <table:covered-table-cell/>
        </table:table-row>
        <table:table-row>
          <table:table-cell table:style-name="Table1.A46" office:value-type="string">
            <text:p text:style-name="P8">Ni tok pomembno, kakšen nivo črede ej to – al je to visok nivo <text:span text:style-name="T1">[] <text:s/></text:span>da se poznajo te črede, kakšen je manag<text:span text:style-name="T16">ment []</text:span></text:p>
          </table:table-cell>
          <table:table-cell table:style-name="Table1.B6" office:value-type="string">
            <text:list xml:id="list140349275549263" text:continue-numbering="true" text:style-name="L1">
              <text:list-item>
                <text:p text:style-name="P29">Poznani okoljski vplivi</text:p>
              </text:list-item>
            </text:list>
          </table:table-cell>
          <table:covered-table-cell/>
        </table:table-row>
        <table:table-row>
          <table:table-cell table:style-name="Table1.A7" office:value-type="string">
            <text:p text:style-name="P8">Zato, ker je hitrejša, ne. <text:span text:style-name="T1">[] <text:s/></text:span>hitreje se vrtijo generacije <text:span text:style-name="T1">[] </text:span><text:s/>Predvsem pri govedu je to pomembno, ker ima velik generacijski interval.</text:p>
          </table:table-cell>
          <table:table-cell table:style-name="Table1.B7" office:value-type="string">
            <text:list xml:id="list140349610244956" text:continue-numbering="true" text:style-name="L1">
              <text:list-item>
                <text:p text:style-name="P29">Hitrejša = krajši generacijski <text:s/>interval</text:p>
              </text:list-item>
            </text:list>
          </table:table-cell>
          <table:table-cell table:style-name="Table1.C7" office:value-type="string">
            <text:list xml:id="list140349866568666" text:continue-numbering="true" text:style-name="L1">
              <text:list-item>
                <text:p text:style-name="P29">Razlog za uspeh genomske selekcije</text:p>
              </text:list-item>
            </text:list>
          </table:table-cell>
        </table:table-row>
        <table:table-row>
          <table:table-cell table:style-name="Table1.A46" office:value-type="string">
            <text:p text:style-name="P8">Ogromno je še teh stvari, ki bi se lahko vključle tu zraven. In bi bile potem napovedi še boljše.</text:p>
          </table:table-cell>
          <table:table-cell table:style-name="Table1.B8" office:value-type="string">
            <text:list xml:id="list140349014203306" text:continue-numbering="true" text:style-name="L1">
              <text:list-item>
                <text:p text:style-name="P29">Dodatni fenotipi</text:p>
              </text:list-item>
            </text:list>
          </table:table-cell>
          <table:table-cell table:style-name="Table1.C9" table:number-rows-spanned="2" office:value-type="string">
            <text:list xml:id="list140349536243612" text:continue-numbering="true" text:style-name="L1">
              <text:list-item>
                <text:p text:style-name="P29">Izboljšanje (genomske) selekcije</text:p>
              </text:list-item>
            </text:list>
          </table:table-cell>
        </table:table-row>
        <table:table-row>
          <table:table-cell table:style-name="Table1.A46" office:value-type="string">
            <text:p text:style-name="P9">Js mislim, da bi se dalo to še zboljšat <text:span text:style-name="T1">(glede zbiranja fenotipskih podatkov)</text:span>. <text:s/>da bi se marskidaj še dalo vključiti, marsikaj bi se dalo še <text:span text:style-name="T17">spremljalo, obračunavala, primerjalo</text:span></text:p>
          </table:table-cell>
          <table:table-cell table:style-name="Table1.B9" office:value-type="string">
            <text:list xml:id="list140348849354603" text:continue-numbering="true" text:style-name="L1">
              <text:list-item>
                <text:p text:style-name="P29">Izboljšanje točnost fenotipskih meritev</text:p>
              </text:list-item>
            </text:list>
          </table:table-cell>
          <table:covered-table-cell/>
        </table:table-row>
        <table:table-row>
          <table:table-cell table:style-name="Table1.A46" office:value-type="string">
            <text:p text:style-name="P9"><text:s/><text:span text:style-name="T17">Prepričan sem, da ta genomika temelji na praksi, na praktičnem delu</text:span></text:p>
          </table:table-cell>
          <table:table-cell table:style-name="Table1.B10" office:value-type="string">
            <text:list xml:id="list140350028280701" text:continue-numbering="true" text:style-name="L1">
              <text:list-item>
                <text:p text:style-name="P29">Praksa (delo na terenu) </text:p>
              </text:list-item>
            </text:list>
          </table:table-cell>
          <table:table-cell table:style-name="Table1.C10" office:value-type="string">
            <text:list xml:id="list140349170722763" text:continue-numbering="true" text:style-name="L1">
              <text:list-item>
                <text:p text:style-name="P27"/>
              </text:list-item>
            </text:list>
          </table:table-cell>
        </table:table-row>
        <table:table-row>
          <table:table-cell table:style-name="Table1.A46" office:value-type="string">
            <text:p text:style-name="P10"><text:span text:style-name="T18">[]</text:span> js mislim, da bi se dalo dobit. <text:span text:style-name="T18">(nove lastnosti v genomiki). [] <text:s/></text:span>odvisno na kaj ciljamo <text:span text:style-name="T18">[] <text:s/></text:span>Če pa ciljaš na več lastnosti oz. skupni imenovalec nekih lastnosti, potem pa je veliko možnosti <text:span text:style-name="T18">[] </text:span>Če so pa še kake druge stvari zraven, potem je pa možnost, <text:span text:style-name="T18">[]</text:span></text:p>
          </table:table-cell>
          <table:table-cell table:style-name="Table1.B11" office:value-type="string">
            <text:list xml:id="list140348872416170" text:continue-numbering="true" text:style-name="L1">
              <text:list-item>
                <text:p text:style-name="P29">Selekcija na nove lastnosti</text:p>
              </text:list-item>
              <text:list-item>
                <text:p text:style-name="P29">predpogoj da je to želja rejcev</text:p>
              </text:list-item>
            </text:list>
          </table:table-cell>
          <table:table-cell table:style-name="Table1.C13" table:number-rows-spanned="3" office:value-type="string">
            <text:list xml:id="list140349266693029" text:continue-numbering="true" text:style-name="L1">
              <text:list-item>
                <text:p text:style-name="P29">Priložnosti genomske selekcije</text:p>
              </text:list-item>
            </text:list>
          </table:table-cell>
        </table:table-row>
        <table:table-row>
          <table:table-cell table:style-name="Table1.A46" office:value-type="string">
            <text:p text:style-name="P10">to je zelo pomembno <text:span text:style-name="T18">(lastnostni zdravja). <text:s text:c="2"/>[] </text:span>po eni strani, da so živali bolj odporne, da so ekonomsko bolj opravičljive, po drugi strani pa potrošnik tisti, ki zahteva vedno več oz. vse bazira na tem, zdrava hrana, zdrava hrana. <text:span text:style-name="T18">[] </text:span>ozaveščenim <text:s/>potrošnikom. <text:span text:style-name="T18">[]</text:span></text:p>
          </table:table-cell>
          <table:table-cell table:style-name="Table1.B12" office:value-type="string">
            <text:list xml:id="list140349353905712" text:continue-numbering="true" text:style-name="L1">
              <text:list-item>
                <text:p text:style-name="P29">Lastnosti zdravja </text:p>
              </text:list-item>
              <text:list-item>
                <text:p text:style-name="P29">odpornost živali</text:p>
              </text:list-item>
              <text:list-item>
                <text:p text:style-name="P29">želje potrošnikov</text:p>
              </text:list-item>
            </text:list>
          </table:table-cell>
          <table:covered-table-cell/>
        </table:table-row>
        <table:table-row>
          <table:table-cell table:style-name="Table1.A46" office:value-type="string">
            <text:p text:style-name="P10"><text:span text:style-name="T18">[] </text:span>mali rejci, v nekih tekmah s kilažo, litražo, verjetno nimajo nekih vleikih možnosti, oz. ni nekega velikega benefita. <text:s/><text:span text:style-name="T18">[] </text:span>še neke variante, da na trgu <text:soft-page-break/>ponudijo nekaj več, <text:span text:style-name="T18">[] da imajo karto v rokah, []</text:span></text:p>
          </table:table-cell>
          <table:table-cell table:style-name="Table1.B13" office:value-type="string">
            <text:list xml:id="list140349603480242" text:continue-numbering="true" text:style-name="L1">
              <text:list-item>
                <text:p text:style-name="P29">Novi proizvodi</text:p>
              </text:list-item>
              <text:list-item>
                <text:p text:style-name="P29">nišna proizvodnja</text:p>
              </text:list-item>
            </text:list>
          </table:table-cell>
          <table:covered-table-cell/>
        </table:table-row>
        <table:table-row>
          <table:table-cell table:style-name="Table1.A46" office:value-type="string">
            <text:p text:style-name="P11"><text:span text:style-name="T18">[] b</text:span>olj zraven, jih zelo zanima. Druge manj zanima, bolj mogoče še mislijo, da je to neka modna muha in da to ne more neki dost prnest. <text:span text:style-name="T18">[] </text:span>da se je zadeva kar prijela. <text:span text:style-name="T18">[] <text:s/></text:span>vedo, vidijo, slišijo. Sej navsezdanje – zdj je ta vir informaij in tok informacij je hiter in vejo prblićno, za kaj se gre.</text:p>
          </table:table-cell>
          <table:table-cell table:style-name="Table1.B14" office:value-type="string">
            <text:list xml:id="list140348851106056" text:continue-numbering="true" text:style-name="L1">
              <text:list-item>
                <text:p text:style-name="P29">Zanimanje rejcev za genomsko selekcijo</text:p>
              </text:list-item>
              <text:list-item>
                <text:p text:style-name="P29">tok informacij</text:p>
              </text:list-item>
            </text:list>
          </table:table-cell>
          <table:table-cell table:style-name="Table1.C17" table:number-rows-spanned="4" office:value-type="string">
            <text:list xml:id="list140348807388986" text:continue-numbering="true" text:style-name="L1">
              <text:list-item>
                <text:p text:style-name="P29">Uporaba genomske informacije (selekcije) <text:span text:style-name="T28">pri končnih uporabnikih – razlogi za / proti, vzroki</text:span></text:p>
              </text:list-item>
            </text:list>
          </table:table-cell>
        </table:table-row>
        <table:table-row>
          <table:table-cell table:style-name="Table1.A46" office:value-type="string">
            <text:p text:style-name="P11"><text:s/><text:span text:style-name="T18">[] </text:span>tisti, ki so najbolj zraven, tisti so že tut zdj že v praksi vidli, kaj pomeni</text:p>
          </table:table-cell>
          <table:table-cell table:style-name="Table1.B15" office:value-type="string">
            <text:list xml:id="list140349286625995" text:continue-numbering="true" text:style-name="L1">
              <text:list-item>
                <text:p text:style-name="P29">Razlog za zaupanje v genomsko selekcijo</text:p>
              </text:list-item>
            </text:list>
          </table:table-cell>
          <table:covered-table-cell/>
        </table:table-row>
        <table:table-row>
          <table:table-cell table:style-name="Table1.A46" office:value-type="string">
            <text:p text:style-name="P11">Vejo, da ni 100% <text:span text:style-name="T18">[] vpliv okolja ostaja isti [] </text:span>Ta direktni izračun genomskih plemenskih vrednsoti <text:s/>je pač en pokazatelj in vpliv okolja je še vedno ostal in vprašanje, ali se oni tega zavedajo. <text:span text:style-name="T18">[] </text:span>živinorejci, nekak precenjujejo genetski vpliv. Sj to večkrat slišimo – sej to so vaši biki, sej to so vaši biki krivi. Pa naj bojo to klasično al pa genomsko testirani.</text:p>
          </table:table-cell>
          <table:table-cell table:style-name="Table1.B16" office:value-type="string">
            <text:list xml:id="list140349141172595" text:continue-numbering="true" text:style-name="L1">
              <text:list-item>
                <text:p text:style-name="P29">Zanesljivost genomske selekcije</text:p>
              </text:list-item>
              <text:list-item>
                <text:p text:style-name="P29">vpliv okolja</text:p>
              </text:list-item>
              <text:list-item>
                <text:p text:style-name="P29">nepoznavanje vpliva genetike</text:p>
              </text:list-item>
            </text:list>
          </table:table-cell>
          <table:covered-table-cell/>
        </table:table-row>
        <table:table-row>
          <table:table-cell table:style-name="Table1.A46" office:value-type="string">
            <text:p text:style-name="P12"><text:span text:style-name="T18">[] </text:span>kombinacija enga in druzga <text:span text:style-name="T18">(ne razumejo in prelagajo krivdo). [] <text:s/></text:span>verjetno včasih to lahko tudi kakšna tolažba. <text:span text:style-name="T19">[] </text:span>sej smo tudi tisti, ki delamo na tem sokrivi – takšne plemenjake imamo, takšno genetiko ponujamo. Pri parjenju pač pride kombinacija</text:p>
          </table:table-cell>
          <table:table-cell table:style-name="Table1.B17" office:value-type="string">
            <text:list xml:id="list140349375488134" text:continue-numbering="true" text:style-name="L1">
              <text:list-item>
                <text:p text:style-name="P30">Razlog za precenjevanje genetskega vpliva</text:p>
              </text:list-item>
              <text:list-item>
                <text:p text:style-name="P30">Nerazumevanje genomske selekcije (kmetje)</text:p>
              </text:list-item>
              <text:list-item>
                <text:p text:style-name="P30">prelaganje krivde na selekcijsko službo (tolažba)</text:p>
              </text:list-item>
            </text:list>
          </table:table-cell>
          <table:covered-table-cell/>
        </table:table-row>
        <table:table-row>
          <table:table-cell table:style-name="Table1.A46" office:value-type="string">
            <text:p text:style-name="P2">[] <text:s/><text:span text:style-name="T3">konkurenca je vedno dobra in konkur</text:span><text:span text:style-name="T12">e</text:span><text:span text:style-name="T3">nca je vedno dobrodošla in to je gonilo napredka. In če nimaš konkurence, se nimaš s kom primerja</text:span><text:span text:style-name="T2">t</text:span><text:span text:style-name="T3">. </text:span></text:p>
          </table:table-cell>
          <table:table-cell table:style-name="Table1.B18" office:value-type="string">
            <text:list xml:id="list140350265883434" text:continue-numbering="true" text:style-name="L1">
              <text:list-item>
                <text:p text:style-name="P30">Tuja konkurenca je odobra</text:p>
              </text:list-item>
            </text:list>
          </table:table-cell>
          <table:table-cell table:style-name="Table1.C19" table:number-rows-spanned="2" office:value-type="string">
            <text:list xml:id="list140349023551122" text:continue-numbering="true" text:style-name="L1">
              <text:list-item>
                <text:p text:style-name="P31">Mnenje o uvozu semenskega materiala</text:p>
              </text:list-item>
            </text:list>
          </table:table-cell>
        </table:table-row>
        <table:table-row>
          <table:table-cell table:style-name="Table1.A46" office:value-type="string">
            <text:p text:style-name="P12"><text:span text:style-name="T19">In</text:span> js mislim, da se ne bi smeli zapirat. Js tuki nimam nč oz. ne vidim neke potrebe, razloga da se zapiramo, ker smo premajhni. Dobro, razen pri avtohtonih pasmah, <text:span text:style-name="T19">[]</text:span></text:p>
          </table:table-cell>
          <table:table-cell table:style-name="Table1.B19" office:value-type="string">
            <text:list xml:id="list140349154068056" text:continue-numbering="true" text:style-name="L1">
              <text:list-item>
                <text:p text:style-name="P30">Odprtost za uvoz</text:p>
              </text:list-item>
              <text:list-item>
                <text:p text:style-name="P30">majhnost populacije</text:p>
              </text:list-item>
              <text:list-item>
                <text:p text:style-name="P30">avtohtone pasme</text:p>
              </text:list-item>
            </text:list>
          </table:table-cell>
          <table:covered-table-cell/>
        </table:table-row>
        <table:table-row>
          <table:table-cell table:style-name="Table1.A46" office:value-type="string">
            <text:p text:style-name="P12"><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able:table-cell>
          <table:table-cell table:style-name="Table1.B20" office:value-type="string">
            <text:list xml:id="list140348782422206" text:continue-numbering="true" text:style-name="L1">
              <text:list-item>
                <text:p text:style-name="P30">Uporaba tujega semena odločitev kmetov</text:p>
              </text:list-item>
              <text:list-item>
                <text:p text:style-name="P30">primerjava</text:p>
              </text:list-item>
              <text:list-item>
                <text:p text:style-name="P30">povratna informacije</text:p>
              </text:list-item>
            </text:list>
          </table:table-cell>
          <table:table-cell table:style-name="Table1.C26" table:number-rows-spanned="7" office:value-type="string">
            <text:list xml:id="list140349132128455" text:continue-numbering="true" text:style-name="L1">
              <text:list-item>
                <text:p text:style-name="P31">Uporaba tujega semena pri rejcih in rejskih organizacijah</text:p>
              </text:list-item>
            </text:list>
          </table:table-cell>
        </table:table-row>
        <table:table-row>
          <table:table-cell table:style-name="Table1.A46" office:value-type="string">
            <text:p text:style-name="P12"><text:span text:style-name="T19">[] </text:span>glavni razlog, da je blo <text:s/>določeno obdobje, ko je bla ta zadeva zaprta. In prepovedane stvari so najslajše, so najbolj mamljive. <text:s/>In je pršlo do teh tihih zamer, tihega negodovanja, nasprotovanja zadevi in potem, zdj, ko <text:span text:style-name="T19">se</text:span> je odprlo <text:span text:style-name="T19">[...] </text:span></text:p>
          </table:table-cell>
          <table:table-cell table:style-name="Table1.B21" office:value-type="string">
            <text:list xml:id="list140350617936644" text:continue-numbering="true" text:style-name="L1">
              <text:list-item>
                <text:p text:style-name="P30">Uporaba tujega semena kot odgovor na prepoved v prešnjem obdobju</text:p>
              </text:list-item>
              <text:list-item>
                <text:p text:style-name="P30">stare zamere</text:p>
              </text:list-item>
            </text:list>
          </table:table-cell>
          <table:covered-table-cell/>
        </table:table-row>
        <table:table-row>
          <table:table-cell table:style-name="Table1.A46" office:value-type="string">
            <text:p text:style-name="P12">Ampak je pa tu tudi marketinški prijemi – <text:span text:style-name="T19">[] </text:span>se mi zdi, da smo <text:span text:style-name="T20">mi – al pa, da se </text:span><text:soft-page-break/><text:span text:style-name="T20">zmeri smo – mal švoh.</text:span></text:p>
          </table:table-cell>
          <table:table-cell table:style-name="Table1.B22" office:value-type="string">
            <text:list xml:id="list140348952014740" text:continue-numbering="true" text:style-name="L1">
              <text:list-item>
                <text:p text:style-name="P30">Slab marketing slovenskih ponudnikov</text:p>
              </text:list-item>
            </text:list>
          </table:table-cell>
          <table:covered-table-cell/>
        </table:table-row>
        <table:table-row>
          <table:table-cell table:style-name="Table1.A46" office:value-type="string">
            <text:p text:style-name="P13"><text:span text:style-name="T19">[] </text:span>bolj se znajo približat ljudem, bolj ta blišč zanjo prikazat <text:span text:style-name="T19">(tujina). [] <text:s/></text:span>ač uporabljajo najnovejše tehnologije komuniciranja – kar smo pa mi mogoče preslabi – vsaj js tako sumim, da smo premal agresivni. <text:span text:style-name="T19">[g </text:span>da je tuki tut en razlog, da smo manj uspešni.</text:p>
          </table:table-cell>
          <table:table-cell table:style-name="Table1.B23" office:value-type="string">
            <text:list xml:id="list140349669738329" text:continue-numbering="true" text:style-name="L1">
              <text:list-item>
                <text:p text:style-name="P30">Tujina ima agresiven marketing</text:p>
              </text:list-item>
              <text:list-item>
                <text:p text:style-name="P30">najnovejše tehnologije komuniciranje</text:p>
                <text:p text:style-name="P30"/>
              </text:list-item>
            </text:list>
          </table:table-cell>
          <table:covered-table-cell/>
        </table:table-row>
        <table:table-row>
          <table:table-cell table:style-name="Table1.A46" office:value-type="string">
            <text:p text:style-name="P26">Ja, mi pri rjavi že uporabljamo tudi semenske bike tudi za <text:span text:style-name="T19">[načrtna parjenja]. [] <text:s/></text:span><text:span text:style-name="T2">js res upam, da se bo kakšna kombinacija posrečla </text:span><text:span text:style-name="T4">[]</text:span></text:p>
          </table:table-cell>
          <table:table-cell table:style-name="Table1.B24" office:value-type="string">
            <text:list xml:id="list140349009986730" text:continue-numbering="true" text:style-name="L1">
              <text:list-item>
                <text:p text:style-name="P30">Uporaba slovenskih bikov v elitnih parjenjih</text:p>
              </text:list-item>
            </text:list>
          </table:table-cell>
          <table:covered-table-cell/>
        </table:table-row>
        <table:table-row>
          <table:table-cell table:style-name="Table1.A46" office:value-type="string">
            <text:p text:style-name="P13"><text:s/>Ja mi uporabljamo – js mislim, da to mormo. Ker drgač svoje delo negiraš pa mu ne zaupaš. Js zaupam zadevi in verjamem te zadevi, genomski selekciji – seveda mormo pa stvari še izboljšat. </text:p>
          </table:table-cell>
          <table:table-cell table:style-name="Table1.B25" office:value-type="string">
            <text:list xml:id="list140348974275877" text:continue-numbering="true" text:style-name="L1">
              <text:list-item>
                <text:p text:style-name="P34">Zaupanje v slovensko selekcijo</text:p>
              </text:list-item>
              <text:list-item>
                <text:p text:style-name="P34">prostor za izboljšanje</text:p>
              </text:list-item>
            </text:list>
          </table:table-cell>
          <table:covered-table-cell/>
        </table:table-row>
        <table:table-row>
          <table:table-cell table:style-name="Table1.A46" office:value-type="string">
            <text:p text:style-name="P14">Ti nobenmu ne moreš rečt, da ne sme uporablat top plemenjaka – nimaš pravice, da ga s tem ga že ponižuješ. Ampak je, seveda je. Zato se mi zdi, da bi mogli bolj ozaveščat, pa da se ljudje pol bolj sami najdejo v tem. </text:p>
          </table:table-cell>
          <table:table-cell table:style-name="Table1.B26" office:value-type="string">
            <text:list xml:id="list140348916255586" text:continue-numbering="true" text:style-name="L1">
              <text:list-item>
                <text:p text:style-name="P34">Uporaba top bikov pri slabših bikih</text:p>
              </text:list-item>
            </text:list>
          </table:table-cell>
          <table:covered-table-cell/>
        </table:table-row>
        <table:table-row>
          <table:table-cell table:style-name="Table1.A46" office:value-type="string">
            <text:p text:style-name="P14">Direktno jih najbrž ne moreš, je kr mal preveč rizično <text:span text:style-name="T29">(ozaveščani rejcev)</text:span>. <text:s/><text:span text:style-name="T19">[] </text:span>So pa najbrž en pokazatelj tudi rezultati, ki jh objavlja<text:span text:style-name="T19">m</text:span>o.</text:p>
          </table:table-cell>
          <table:table-cell table:style-name="Table1.B27" office:value-type="string">
            <text:list xml:id="list140348979633950" text:continue-numbering="true" text:style-name="L1">
              <text:list-item>
                <text:p text:style-name="P34">Direktno ozaveščanej rejcev rizično</text:p>
              </text:list-item>
              <text:list-item>
                <text:p text:style-name="P34">rezul<text:span text:style-name="T31">t</text:span>ati govorijo zase</text:p>
              </text:list-item>
            </text:list>
          </table:table-cell>
          <table:table-cell table:style-name="Table1.C28" table:number-rows-spanned="2" office:value-type="string">
            <text:list xml:id="list140349841732958" text:continue-numbering="true" text:style-name="L1">
              <text:list-item>
                <text:p text:style-name="P31">Ozaveščanje in motiviranje rejcev</text:p>
              </text:list-item>
            </text:list>
          </table:table-cell>
        </table:table-row>
        <table:table-row>
          <table:table-cell table:style-name="Table1.A46" office:value-type="string">
            <text:p text:style-name="P14"><text:span text:style-name="T19">[] </text:span>mislim, da bi mogli še kaj druzga <text:span text:style-name="T19">(poleg prirasta in mleka)</text:span> in bi potem ti povprečni rejci nekje izbili na nekih drugih segmentih. <text:span text:style-name="T19">[] </text:span>premal finančno ovrednoteni <text:s/><text:span text:style-name="T19">[] <text:s/></text:span>Sicer zdravstvo <text:span text:style-name="T19">[]</text:span> ma učinek, ampak ne mogoče tako direktne. <text:s/>In tud se mi zdi, da bi mogli več nardit. Tut slućbe, tut znanost <text:span text:style-name="T19">[] <text:s/></text:span>am<text:span text:style-name="T19">pa</text:span>k da maš potem tudi ponudbo na drugi strani – tole ti pa več prinaša <text:span text:style-name="T19">[]</text:span></text:p>
          </table:table-cell>
          <table:table-cell table:style-name="Table1.B28" office:value-type="string">
            <text:list xml:id="list140348799182750" text:continue-numbering="true" text:style-name="L1">
              <text:list-item>
                <text:p text:style-name="P34">Vključitev dodatnih lastnosti – možnosti za povprečne in slabše rejce</text:p>
              </text:list-item>
              <text:list-item>
                <text:p text:style-name="P34">prihodek je motivacija za rejce</text:p>
              </text:list-item>
              <text:list-item>
                <text:p text:style-name="P34">zahteva - ponudba</text:p>
              </text:list-item>
            </text:list>
          </table:table-cell>
          <table:covered-table-cell/>
        </table:table-row>
        <table:table-row>
          <table:table-cell table:style-name="Table1.A46" office:value-type="string">
            <text:p text:style-name="P15"><text:span text:style-name="T21">J</text:span>s mislim, da je prav, da podpiramo domače. <text:span text:style-name="T21">[] </text:span>d<text:span text:style-name="T22">a</text:span> tut lastno znanje, da napreduje.<text:span text:style-name="T21">[] </text:span>Mislim, da je prav, da se domače znanje podpira in da je treba sledit stvarem. <text:span text:style-name="T21">[] </text:span>Vprašanje pa je kako in ali smo pripravljeni.</text:p>
          </table:table-cell>
          <table:table-cell table:style-name="Table1.B29" office:value-type="string">
            <text:list xml:id="list140350648131060" text:continue-numbering="true" text:style-name="L1">
              <text:list-item>
                <text:p text:style-name="P35">Podpiranje domače selekcije in znanja</text:p>
              </text:list-item>
              <text:list-item>
                <text:p text:style-name="P35">dilema glede pripravljenost</text:p>
              </text:list-item>
            </text:list>
          </table:table-cell>
          <table:table-cell table:style-name="Table1.C36" table:number-rows-spanned="8" office:value-type="string">
            <text:list xml:id="list140349381429721" text:continue-numbering="true" text:style-name="L1">
              <text:list-item>
                <text:p text:style-name="P37">Mednarodna združenja</text:p>
                <text:p text:style-name="P31"/>
              </text:list-item>
              <text:list-item>
                <text:p text:style-name="P31">Domača selekcija mnenje in možnosti</text:p>
              </text:list-item>
            </text:list>
            <text:p text:style-name="P33"/>
            <text:p text:style-name="P33"/>
            <text:p text:style-name="P33"/>
            <text:p text:style-name="P33"/>
            <text:p text:style-name="P33"/>
            <text:p text:style-name="P33"/>
            <text:p text:style-name="P38"><text:soft-page-break/></text:p>
            <text:p text:style-name="P38"/>
            <text:p text:style-name="P38">zaupanje slovenski stroki</text:p>
          </table:table-cell>
        </table:table-row>
        <table:table-row>
          <table:table-cell table:style-name="Table1.A46" office:value-type="string">
            <text:p text:style-name="P3"><text:s/><text:span text:style-name="T21">[] </text:span><text:span text:style-name="T5">glavni problem je, da če mi ne bi bli tu, ko smo, sploh domačega ne bi imeli. </text:span><text:span text:style-name="T6">(Intergenomics). </text:span></text:p>
          </table:table-cell>
          <table:table-cell table:style-name="Table1.B30" office:value-type="string">
            <text:list xml:id="list140348706826293" text:continue-numbering="true" text:style-name="L1">
              <text:list-item>
                <text:p text:style-name="P35">Ključna pomoč tujine</text:p>
              </text:list-item>
            </text:list>
          </table:table-cell>
          <table:covered-table-cell/>
        </table:table-row>
        <table:table-row>
          <table:table-cell table:style-name="Table1.A46" office:value-type="string">
            <text:p text:style-name="P4">[] <text:span text:style-name="T5">2008 do 2012 so bla ta prelomna leta, ko so se te stvari postavljale. </text:span><text:span text:style-name="T2">[] In</text:span><text:span text:style-name="T7"> zato se je pač ustvarla ta skupina. </text:span><text:span text:style-name="T2">[]</text:span><text:span text:style-name="T7"> In hvala bogu, da smo bli zraven. </text:span></text:p>
          </table:table-cell>
          <table:table-cell table:style-name="Table1.B31" office:value-type="string">
            <text:list xml:id="list140349893174667" text:continue-numbering="true" text:style-name="L1">
              <text:list-item>
                <text:p text:style-name="P35">Vključenost v mednarodna združenja</text:p>
              </text:list-item>
            </text:list>
          </table:table-cell>
          <table:covered-table-cell/>
        </table:table-row>
        <table:table-row>
          <table:table-cell table:style-name="Table1.A46" office:value-type="string">
            <text:p text:style-name="P15"><text:span text:style-name="T23">Js mislim, da v Sloveniji smo mal zaspali v tistem obdobju, da niso naši, tisti, ki so prav ukvarjali se s to genetiko, z obračunom, ad niso bili takoj zraven. [] medel odziv naših vrhunskih inštitucij in stroke.[] <text:s/>misliš, da je muha </text:span><text:soft-page-break/><text:span text:style-name="T23">enodnevnica [] Ampak zdj se je izkazalo, da to ni res in mi smo takrat zaspali. Tut potem ni blo pravih finančnih vložkov kar se tega tiče.</text:span></text:p>
          </table:table-cell>
          <table:table-cell table:style-name="Table1.B32" office:value-type="string">
            <text:list xml:id="list140349268662095" text:continue-numbering="true" text:style-name="L1">
              <text:list-item>
                <text:p text:style-name="P35">Zamujena priložnost Slovenije</text:p>
              </text:list-item>
              <text:list-item>
                <text:p text:style-name="P35">nepripravljenost inštitucij in znanosti</text:p>
              </text:list-item>
              <text:list-item>
                <text:p text:style-name="P35"><text:soft-page-break/>pomanjkanje financ</text:p>
              </text:list-item>
            </text:list>
          </table:table-cell>
          <table:covered-table-cell/>
        </table:table-row>
        <table:table-row>
          <table:table-cell table:style-name="Table1.A46" office:value-type="string">
            <text:p text:style-name="P16">Jah, dnar je tako, dnar pokvari ljudi <text:span text:style-name="T21">[] <text:s/></text:span>ne rodi sadov <text:span text:style-name="T21">[] </text:span></text:p>
          </table:table-cell>
          <table:table-cell table:style-name="Table1.B33" office:value-type="string">
            <text:list xml:id="list140349004480914" text:continue-numbering="true" text:style-name="L1">
              <text:list-item>
                <text:p text:style-name="P35">Brezplačen denar ni dobra stvar</text:p>
              </text:list-item>
            </text:list>
          </table:table-cell>
          <table:covered-table-cell/>
        </table:table-row>
        <table:table-row>
          <table:table-cell table:style-name="Table1.A46" office:value-type="string">
            <text:p text:style-name="P17"><text:span text:style-name="T26">Ali imamo sredstva in znanje za lastnosti genomsko selekcijo? </text:span><text:span text:style-name="T21">[] </text:span>pr nas je pač en sistem, ko se eni miselni vzorci vlečejo se iz prejšnjih sistemov. <text:span text:style-name="T21">[] <text:s/></text:span>kako po najlažji poti dnar dobit pol pa al odgovarjaš al ne. <text:span text:style-name="T21">[g </text:span>Znanje pa – cenim, da je, da je šlo na višji nivo, da imamo izobražene ljudi, ki so se že uvelja<text:span text:style-name="T21">v</text:span>li. <text:span text:style-name="T24">[] <text:s/></text:span>odkrito pogovorit, kolk bi to stalo – ene stroške je treba pokrit – ampak, če so pa to neke pretirane vsote, pa glede na velikost in glede na to, koliko to prinaša je vprašljivo potem, ali ta dnar dat not al ne <text:span text:style-name="T24">[] </text:span>ni fer se tako pogovarjat – če bo javni dnar, pa bomo. Se mi zdi, da zadeva bolj stopica na mestu.</text:p>
          </table:table-cell>
          <table:table-cell table:style-name="Table1.B34" office:value-type="string">
            <text:list xml:id="list140350779169714" text:continue-numbering="true" text:style-name="L1">
              <text:list-item>
                <text:p text:style-name="P35">Vpliv vzorce iz zgodovine</text:p>
              </text:list-item>
              <text:list-item>
                <text:p text:style-name="P35">neodgovorno ravnanje z denarjem</text:p>
              </text:list-item>
              <text:list-item>
                <text:p text:style-name="P35">brez povratnih informacije</text:p>
              </text:list-item>
              <text:list-item>
                <text:p text:style-name="P35">znanje je</text:p>
              </text:list-item>
              <text:list-item>
                <text:p text:style-name="P35">opravič<text:span text:style-name="T31">l</text:span>jiva vsota denarja</text:p>
              </text:list-item>
              <text:list-item>
                <text:p text:style-name="P35">sofinanciranje iz javnih sredstev</text:p>
              </text:list-item>
              <text:list-item>
                <text:p text:style-name="P35">stopicanje ne mestu</text:p>
              </text:list-item>
            </text:list>
          </table:table-cell>
          <table:covered-table-cell/>
        </table:table-row>
        <table:table-row>
          <table:table-cell table:style-name="Table1.A46" office:value-type="string">
            <text:p text:style-name="P5"><text:s/><text:span text:style-name="T24">[] </text:span><text:span text:style-name="T8">rejci premalo agresivni.</text:span></text:p>
          </table:table-cell>
          <table:table-cell table:style-name="Table1.B35" office:value-type="string">
            <text:list xml:id="list140350434976646" text:continue-numbering="true" text:style-name="L1">
              <text:list-item>
                <text:p text:style-name="P35">Rejci premalo agresivni</text:p>
              </text:list-item>
            </text:list>
          </table:table-cell>
          <table:covered-table-cell/>
        </table:table-row>
        <table:table-row>
          <table:table-cell table:style-name="Table1.A46" office:value-type="string">
            <text:p text:style-name="P19">Ja, js mislim, da smo malo zamudili. In zarad tega zdj tudi ne prebijemo stvari.Ampak zdj bi mogli pa v neko drugo stvar vložit <text:span text:style-name="T24">[]</text:span> mogli bi zdj met to znanje pa ga še nadgradit, če bi hotli bit takoj zraven. <text:s/></text:p>
          </table:table-cell>
          <table:table-cell table:style-name="Table1.B36" office:value-type="string">
            <text:list xml:id="list140350022489471" text:continue-numbering="true" text:style-name="L1">
              <text:list-item>
                <text:p text:style-name="P35">Razlog za neuspeh slovenske selekcije so dogodki iz preteklosti</text:p>
              </text:list-item>
              <text:list-item>
                <text:p text:style-name="P35">dohiteti konkurenco z investicijami v novosti</text:p>
              </text:list-item>
            </text:list>
          </table:table-cell>
          <table:covered-table-cell/>
        </table:table-row>
        <table:table-row>
          <table:table-cell table:style-name="Table1.A37" office:value-type="string">
            <text:p text:style-name="P17">Ampak tudi kmetje in predsedniki rejskih organizacij <text:span text:style-name="T24">(v Avstriji) [] <text:s/></text:span>In ljudje so uporabljali že takrat – 40, 50, 60 % genomskih bikov <text:span text:style-name="T24">[] <text:s/></text:span>strokovnjaki mal bremzali zadevo <text:span text:style-name="T24">[]</text:span></text:p>
          </table:table-cell>
          <table:table-cell table:style-name="Table1.B37" office:value-type="string">
            <text:list xml:id="list140350565854380" text:continue-numbering="true" text:style-name="L1">
              <text:list-item>
                <text:p text:style-name="P27"/>
              </text:list-item>
            </text:list>
          </table:table-cell>
          <table:table-cell table:style-name="Table1.C37" office:value-type="string">
            <text:list xml:id="list140350045918512" text:continue-numbering="true" text:style-name="L1">
              <text:list-item>
                <text:p text:style-name="P32">Možnosti za uvedbo lastne genomske selekcije – kako in kdo</text:p>
              </text:list-item>
            </text:list>
          </table:table-cell>
        </table:table-row>
        <table:table-row>
          <table:table-cell table:style-name="Table1.A46" office:value-type="string">
            <text:p text:style-name="P22">[] v teh demokratičnih državah je kar slabo glede tega in se ve, da vso posledice prevzame rejec []</text:p>
          </table:table-cell>
          <table:table-cell table:style-name="Table1.B38" office:value-type="string">
            <text:list xml:id="list140348939235971" text:continue-numbering="true" text:style-name="L1">
              <text:list-item>
                <text:p text:style-name="P35">Rejci se bojijo posledic</text:p>
              </text:list-item>
            </text:list>
          </table:table-cell>
          <table:table-cell table:style-name="Table1.C40" table:number-rows-spanned="3" office:value-type="string">
            <text:list xml:id="list140349134664788" text:continue-numbering="true" text:style-name="L1">
              <text:list-item>
                <text:p text:style-name="P36">Razlog za neuporabo genomske informacije pri kmetih</text:p>
              </text:list-item>
            </text:list>
          </table:table-cell>
        </table:table-row>
        <table:table-row>
          <table:table-cell table:style-name="Table1.A39" office:value-type="string">
            <text:p text:style-name="P6">[] <text:s/><text:span text:style-name="T10">kmetje so bolj konzervativni ljudje </text:span><text:span text:style-name="T2">[] <text:s/></text:span><text:span text:style-name="T10">vse napake sami plačajo </text:span><text:span text:style-name="T2">[]</text:span></text:p>
          </table:table-cell>
          <table:table-cell table:style-name="Table1.B39" office:value-type="string">
            <text:list xml:id="list140349323876745" text:continue-numbering="true" text:style-name="L1">
              <text:list-item>
                <text:p text:style-name="P35">Konzervativnosti kmetov</text:p>
              </text:list-item>
            </text:list>
          </table:table-cell>
          <table:covered-table-cell/>
        </table:table-row>
        <table:table-row>
          <table:table-cell table:style-name="Table1.A40" office:value-type="string">
            <text:p text:style-name="P23">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able:table-cell>
          <table:table-cell table:style-name="Table1.B40" office:value-type="string">
            <text:list xml:id="list140349451809455" text:continue-numbering="true" text:style-name="L1">
              <text:list-item>
                <text:p text:style-name="P35">Strah kmetov pred neuspehom je razlog za nauporabo genomske selekcije</text:p>
              </text:list-item>
            </text:list>
          </table:table-cell>
          <table:covered-table-cell/>
        </table:table-row>
        <table:table-row>
          <table:table-cell table:style-name="Table1.A41" office:value-type="string">
            <text:p text:style-name="P18"><text:span text:style-name="T24">[] č</text:span>e bi bili že v štartu zraven, če bi imeli boljše študije, boljše raziskav, <text:span text:style-name="T25">verjetno bi bolj, ane. Danes se mi pa zdi, da se je ustvarla neka klima, neka fama, da nismo bli sposobni takrat.</text:span></text:p>
            <text:p text:style-name="P18"><text:soft-page-break/></text:p>
          </table:table-cell>
          <table:table-cell table:style-name="Table1.B41" office:value-type="string">
            <text:list xml:id="list140350350321560" text:continue-numbering="true" text:style-name="L1">
              <text:list-item>
                <text:p text:style-name="P35">Nezaupanje slovenski selekciji zaradi zgodovinskih dogodkov</text:p>
              </text:list-item>
            </text:list>
          </table:table-cell>
          <table:table-cell table:style-name="Table1.C44" table:number-rows-spanned="4" office:value-type="string">
            <text:list xml:id="list140350613795192" text:continue-numbering="true" text:style-name="L1">
              <text:list-item>
                <text:p text:style-name="P36">Razlog za nezaupanje <text:soft-page-break/>slovenski genomski selekciji</text:p>
              </text:list-item>
            </text:list>
          </table:table-cell>
        </table:table-row>
        <table:table-row>
          <table:table-cell table:style-name="Table1.A46" office:value-type="string">
            <text:p text:style-name="P24">Ampak tut, če dajejo, ji moreš potem podatek dat. Ne morš sam dnar pobirat, pa potem nč od sebe dat pa nč rezultatov. To je zelo pomembno, da vidijo.</text:p>
          </table:table-cell>
          <table:table-cell table:style-name="Table1.B42" office:value-type="string">
            <text:list xml:id="list140348723343832" text:continue-numbering="true" text:style-name="L1">
              <text:list-item>
                <text:p text:style-name="P35">Rejce pričakujejo povratne in<text:span text:style-name="T31">f</text:span>ormacije</text:p>
              </text:list-item>
            </text:list>
          </table:table-cell>
          <table:covered-table-cell/>
        </table:table-row>
        <table:table-row>
          <table:table-cell table:style-name="Table1.A46" office:value-type="string">
            <text:p text:style-name="P6">[g <text:s/><text:span text:style-name="T9">če že ne zaupajo našemu obračunu, da jim lahko pokažemo, kako so rangirani biki na švicarski, nemški, italijanski lesti</text:span><text:span text:style-name="T2">ci. [] </text:span><text:span text:style-name="T9">posamezen bik, sej ne vem, 14 al 16 na italijanski lestvici, najboljši slovenski bik, ja potem pa tut ni hudič, da je vse narobe. </text:span><text:span text:style-name="T13">In tako si ljudje tudi potem ustvarijo to zaupanje. Smo pa sami tut bili premalo agresivni na tem marketinškem delu, bi se mogli mal pohvalit, ne pa tk dolgo čakat.</text:span></text:p>
          </table:table-cell>
          <table:table-cell table:style-name="Table1.B43" office:value-type="string">
            <text:list xml:id="list140350194593331" text:continue-numbering="true" text:style-name="L1">
              <text:list-item>
                <text:p text:style-name="P35">Potrditev slovenskega dela s tujimi rezultati</text:p>
              </text:list-item>
              <text:list-item>
                <text:p text:style-name="P35">primerjava</text:p>
              </text:list-item>
              <text:list-item>
                <text:p text:style-name="P35">ustvarjanje zaupanja preko rezultatov</text:p>
              </text:list-item>
              <text:list-item>
                <text:p text:style-name="P35">pomanjkanje marketinga</text:p>
              </text:list-item>
            </text:list>
          </table:table-cell>
          <table:covered-table-cell/>
        </table:table-row>
        <table:table-row>
          <table:table-cell table:style-name="Table1.A44" office:value-type="string">
            <text:p text:style-name="P5"><text:s/><text:span text:style-name="T24">[] <text:s/></text:span><text:span text:style-name="T11">nezaupanje iz zgodovine, da smo bili malo manj uspešni al pa malo bolj capljamo za razvitimi državami. <text:s/></text:span><text:span text:style-name="T14">Mogoče je tudi na nas, ki to delamo en razlog, verjetno ne, da nam </text:span><text:span text:style-name="T15">s</text:span><text:span text:style-name="T14">toprocentno ne zaupamo. Ampak se mi zdi,m da so bolj konzervativni kmetje in da se mora ta stvar še dokazat.</text:span></text:p>
          </table:table-cell>
          <table:table-cell table:style-name="Table1.B44" office:value-type="string">
            <text:list xml:id="list140349946882010" text:continue-numbering="true" text:style-name="L1">
              <text:list-item>
                <text:p text:style-name="P35">Nezaupanje iz zgodovine </text:p>
              </text:list-item>
              <text:list-item>
                <text:p text:style-name="P35">nezaupanje selekcij<text:span text:style-name="T31">s</text:span>ki službi </text:p>
              </text:list-item>
            </text:list>
          </table:table-cell>
          <table:covered-table-cell/>
        </table:table-row>
        <table:table-row>
          <table:table-cell table:style-name="Table1.A45" office:value-type="string">
            <text:p text:style-name="P21">Če je znanje, če je pot, zakaj ne <text:span text:style-name="T27">(za lastno selekcijo). <text:s/></text:span>Odvisno, s katerimi ljudmi se bodo povezali, js mislim, da prav doma tega znanja je bolj mal, na domačih inštitucijah. Mogli bi pa pohitet.</text:p>
          </table:table-cell>
          <table:table-cell table:style-name="Table1.B45" office:value-type="string">
            <text:list xml:id="list140350466722588" text:continue-numbering="true" text:style-name="L1">
              <text:list-item>
                <text:p text:style-name="P31">Slovenska selekcija v prihodnosti možna</text:p>
              </text:list-item>
              <text:list-item>
                <text:p text:style-name="P31">povez<text:span text:style-name="T31">ov</text:span>anje s strokovnjaki v tujini</text:p>
              </text:list-item>
              <text:list-item>
                <text:p text:style-name="P31">čas</text:p>
              </text:list-item>
            </text:list>
          </table:table-cell>
          <table:table-cell table:style-name="Table1.C46" table:number-rows-spanned="2" office:value-type="string">
            <text:list xml:id="list140350544659839" text:continue-numbering="true" text:style-name="L1">
              <text:list-item>
                <text:p text:style-name="P36">Prihodnost slovenskih projektov za genomsko se<text:span text:style-name="T30">l</text:span>ekcijo</text:p>
              </text:list-item>
            </text:list>
          </table:table-cell>
        </table:table-row>
        <table:table-row>
          <table:table-cell table:style-name="Table1.A46" office:value-type="string">
            <text:p text:style-name="P20"><text:span text:style-name="T27">[] </text:span>da bi oni tut participirali ta del <text:span text:style-name="T27">(rejci). [] <text:s/></text:span>ampak jim je treba potem tudi dati podatke slej ko prej, jim je treba časovnico nardit, kolk časa, kdaj bo, če če ni in se potem tega držat. Mislim, da je to glavni moment zaupanja</text:p>
          </table:table-cell>
          <table:table-cell table:style-name="Table1.B46" office:value-type="string">
            <text:list xml:id="list140350441757571" text:continue-numbering="true" text:style-name="L1">
              <text:list-item>
                <text:p text:style-name="P31">Rejci zainteresirani za domačo selekcijo</text:p>
              </text:list-item>
              <text:list-item>
                <text:p text:style-name="P31">informacije</text:p>
              </text:list-item>
            </text:list>
          </table:table-cell>
          <table:covered-table-cell/>
        </table:table-row>
        <table:table-row>
          <table:table-cell table:style-name="Table1.A47" office:value-type="string">
            <text:p text:style-name="P25">Mislim tudi, da pri nas delajo stvari ljudje, ki jih ne poznajo in ki o tem nimajo pojma. Preveč denarja gre tudi za administracijo in inštitucijam. [] Vsaka inštitucija si hoče prslont lonček, zato pa pridemo pol do takih cen</text:p>
          </table:table-cell>
          <table:table-cell table:style-name="Table1.B47" office:value-type="string">
            <text:list xml:id="list140349583296439" text:continue-numbering="true" text:style-name="L1">
              <text:list-item>
                <text:p text:style-name="P27"/>
              </text:list-item>
            </text:list>
          </table:table-cell>
          <table:table-cell table:style-name="Table1.C47" office:value-type="string">
            <text:list xml:id="list140349230857283" text:continue-numbering="true" text:style-name="L1">
              <text:list-item>
                <text:p text:style-name="P27"/>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0T14:03:48.628446239</dc:date>
    <meta:editing-duration>PT19M16S</meta:editing-duration>
    <meta:editing-cycles>4</meta:editing-cycles>
    <meta:generator>LibreOffice/5.1.6.2$Linux_X86_64 LibreOffice_project/10m0$Build-2</meta:generator>
    <meta:document-statistic meta:table-count="1" meta:image-count="0" meta:object-count="0" meta:page-count="5" meta:paragraph-count="151" meta:word-count="2152" meta:character-count="12242" meta:non-whitespace-character-count="10247"/>
  </office:meta>
</office:document-meta>
</file>